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SEXO" table:style-name="ce1">
            <text:p>SEXO</text:p>
          </table:table-cell>
          <table:table-cell office:value-type="string" office:value="grupo_etario" table:style-name="ce1">
            <text:p>grupo_etario</text:p>
          </table:table-cell>
          <table:table-cell office:value-type="string" office:value="nDx_media" table:style-name="ce1">
            <text:p>nDx_media</text:p>
          </table:table-cell>
          <table:table-cell office:value-type="string" office:value="nNx_media" table:style-name="ce1">
            <text:p>nNx_media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0-1" table:style-name="ce1">
            <text:p>0-1</text:p>
          </table:table-cell>
          <table:table-cell office:value-type="float" office:value="687" table:style-name="ce1">
            <text:p>687</text:p>
          </table:table-cell>
          <table:table-cell office:value-type="float" office:value="50418" table:style-name="ce1">
            <text:p>50418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0-1" table:style-name="ce1">
            <text:p>0-1</text:p>
          </table:table-cell>
          <table:table-cell office:value-type="float" office:value="559.67" table:style-name="ce1">
            <text:p>559.67</text:p>
          </table:table-cell>
          <table:table-cell office:value-type="float" office:value="48176.67" table:style-name="ce1">
            <text:p>48176.67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1-4" table:style-name="ce1">
            <text:p>1-4</text:p>
          </table:table-cell>
          <table:table-cell office:value-type="float" office:value="107" table:style-name="ce1">
            <text:p>107</text:p>
          </table:table-cell>
          <table:table-cell office:value-type="float" office:value="50418" table:style-name="ce1">
            <text:p>50418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1-4" table:style-name="ce1">
            <text:p>1-4</text:p>
          </table:table-cell>
          <table:table-cell office:value-type="float" office:value="83.33" table:style-name="ce1">
            <text:p>83.33</text:p>
          </table:table-cell>
          <table:table-cell office:value-type="float" office:value="48176.67" table:style-name="ce1">
            <text:p>48176.67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5-9" table:style-name="ce1">
            <text:p>5-9</text:p>
          </table:table-cell>
          <table:table-cell office:value-type="float" office:value="74.67" table:style-name="ce1">
            <text:p>74.67</text:p>
          </table:table-cell>
          <table:table-cell office:value-type="float" office:value="50418" table:style-name="ce1">
            <text:p>50418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5-9" table:style-name="ce1">
            <text:p>5-9</text:p>
          </table:table-cell>
          <table:table-cell office:value-type="float" office:value="50.33" table:style-name="ce1">
            <text:p>50.33</text:p>
          </table:table-cell>
          <table:table-cell office:value-type="float" office:value="48176.67" table:style-name="ce1">
            <text:p>48176.67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10-14" table:style-name="ce1">
            <text:p>10-14</text:p>
          </table:table-cell>
          <table:table-cell office:value-type="float" office:value="110" table:style-name="ce1">
            <text:p>110</text:p>
          </table:table-cell>
          <table:table-cell office:value-type="float" office:value="50418" table:style-name="ce1">
            <text:p>50418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10-14" table:style-name="ce1">
            <text:p>10-14</text:p>
          </table:table-cell>
          <table:table-cell office:value-type="float" office:value="73" table:style-name="ce1">
            <text:p>73</text:p>
          </table:table-cell>
          <table:table-cell office:value-type="float" office:value="48176.67" table:style-name="ce1">
            <text:p>48176.67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15-19" table:style-name="ce1">
            <text:p>15-19</text:p>
          </table:table-cell>
          <table:table-cell office:value-type="float" office:value="716.67" table:style-name="ce1">
            <text:p>716.67</text:p>
          </table:table-cell>
          <table:table-cell office:value-type="float" office:value="50418" table:style-name="ce1">
            <text:p>50418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15-19" table:style-name="ce1">
            <text:p>15-19</text:p>
          </table:table-cell>
          <table:table-cell office:value-type="float" office:value="141" table:style-name="ce1">
            <text:p>141</text:p>
          </table:table-cell>
          <table:table-cell office:value-type="float" office:value="48176.67" table:style-name="ce1">
            <text:p>48176.67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20-24" table:style-name="ce1">
            <text:p>20-24</text:p>
          </table:table-cell>
          <table:table-cell office:value-type="float" office:value="970.33" table:style-name="ce1">
            <text:p>970.33</text:p>
          </table:table-cell>
          <table:table-cell office:value-type="float" office:value="50418" table:style-name="ce1">
            <text:p>50418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20-24" table:style-name="ce1">
            <text:p>20-24</text:p>
          </table:table-cell>
          <table:table-cell office:value-type="float" office:value="164" table:style-name="ce1">
            <text:p>164</text:p>
          </table:table-cell>
          <table:table-cell office:value-type="float" office:value="48176.67" table:style-name="ce1">
            <text:p>48176.67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25-29" table:style-name="ce1">
            <text:p>25-29</text:p>
          </table:table-cell>
          <table:table-cell office:value-type="float" office:value="901" table:style-name="ce1">
            <text:p>901</text:p>
          </table:table-cell>
          <table:table-cell office:value-type="float" office:value="50418" table:style-name="ce1">
            <text:p>50418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25-29" table:style-name="ce1">
            <text:p>25-29</text:p>
          </table:table-cell>
          <table:table-cell office:value-type="float" office:value="203.33" table:style-name="ce1">
            <text:p>203.33</text:p>
          </table:table-cell>
          <table:table-cell office:value-type="float" office:value="48176.67" table:style-name="ce1">
            <text:p>48176.67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30-34" table:style-name="ce1">
            <text:p>30-34</text:p>
          </table:table-cell>
          <table:table-cell office:value-type="float" office:value="905" table:style-name="ce1">
            <text:p>905</text:p>
          </table:table-cell>
          <table:table-cell office:value-type="float" office:value="50418" table:style-name="ce1">
            <text:p>50418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30-34" table:style-name="ce1">
            <text:p>30-34</text:p>
          </table:table-cell>
          <table:table-cell office:value-type="float" office:value="288.33" table:style-name="ce1">
            <text:p>288.33</text:p>
          </table:table-cell>
          <table:table-cell office:value-type="float" office:value="48176.67" table:style-name="ce1">
            <text:p>48176.67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35-39" table:style-name="ce1">
            <text:p>35-39</text:p>
          </table:table-cell>
          <table:table-cell office:value-type="float" office:value="909" table:style-name="ce1">
            <text:p>909</text:p>
          </table:table-cell>
          <table:table-cell office:value-type="float" office:value="50418" table:style-name="ce1">
            <text:p>50418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35-39" table:style-name="ce1">
            <text:p>35-39</text:p>
          </table:table-cell>
          <table:table-cell office:value-type="float" office:value="375.33" table:style-name="ce1">
            <text:p>375.33</text:p>
          </table:table-cell>
          <table:table-cell office:value-type="float" office:value="48176.67" table:style-name="ce1">
            <text:p>48176.67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40-44" table:style-name="ce1">
            <text:p>40-44</text:p>
          </table:table-cell>
          <table:table-cell office:value-type="float" office:value="957.67" table:style-name="ce1">
            <text:p>957.67</text:p>
          </table:table-cell>
          <table:table-cell office:value-type="float" office:value="50418" table:style-name="ce1">
            <text:p>50418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40-44" table:style-name="ce1">
            <text:p>40-44</text:p>
          </table:table-cell>
          <table:table-cell office:value-type="float" office:value="479.67" table:style-name="ce1">
            <text:p>479.67</text:p>
          </table:table-cell>
          <table:table-cell office:value-type="float" office:value="48176.67" table:style-name="ce1">
            <text:p>48176.67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45-49" table:style-name="ce1">
            <text:p>45-49</text:p>
          </table:table-cell>
          <table:table-cell office:value-type="float" office:value="1170" table:style-name="ce1">
            <text:p>1170</text:p>
          </table:table-cell>
          <table:table-cell office:value-type="float" office:value="50418" table:style-name="ce1">
            <text:p>50418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45-49" table:style-name="ce1">
            <text:p>45-49</text:p>
          </table:table-cell>
          <table:table-cell office:value-type="float" office:value="607.67" table:style-name="ce1">
            <text:p>607.67</text:p>
          </table:table-cell>
          <table:table-cell office:value-type="float" office:value="48176.67" table:style-name="ce1">
            <text:p>48176.67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50-54" table:style-name="ce1">
            <text:p>50-54</text:p>
          </table:table-cell>
          <table:table-cell office:value-type="float" office:value="782.67" table:style-name="ce1">
            <text:p>782.67</text:p>
          </table:table-cell>
          <table:table-cell office:value-type="float" office:value="48176.67" table:style-name="ce1">
            <text:p>48176.67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50-54" table:style-name="ce1">
            <text:p>50-54</text:p>
          </table:table-cell>
          <table:table-cell office:value-type="float" office:value="1412" table:style-name="ce1">
            <text:p>1412</text:p>
          </table:table-cell>
          <table:table-cell office:value-type="float" office:value="50418" table:style-name="ce1">
            <text:p>50418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55-59" table:style-name="ce1">
            <text:p>55-59</text:p>
          </table:table-cell>
          <table:table-cell office:value-type="float" office:value="1623.33" table:style-name="ce1">
            <text:p>1623.33</text:p>
          </table:table-cell>
          <table:table-cell office:value-type="float" office:value="50418" table:style-name="ce1">
            <text:p>50418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55-59" table:style-name="ce1">
            <text:p>55-59</text:p>
          </table:table-cell>
          <table:table-cell office:value-type="float" office:value="991.33" table:style-name="ce1">
            <text:p>991.33</text:p>
          </table:table-cell>
          <table:table-cell office:value-type="float" office:value="48176.67" table:style-name="ce1">
            <text:p>48176.67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60-64" table:style-name="ce1">
            <text:p>60-64</text:p>
          </table:table-cell>
          <table:table-cell office:value-type="float" office:value="1820" table:style-name="ce1">
            <text:p>1820</text:p>
          </table:table-cell>
          <table:table-cell office:value-type="float" office:value="50418" table:style-name="ce1">
            <text:p>50418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60-64" table:style-name="ce1">
            <text:p>60-64</text:p>
          </table:table-cell>
          <table:table-cell office:value-type="float" office:value="1195" table:style-name="ce1">
            <text:p>1195</text:p>
          </table:table-cell>
          <table:table-cell office:value-type="float" office:value="48176.67" table:style-name="ce1">
            <text:p>48176.67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65-69" table:style-name="ce1">
            <text:p>65-69</text:p>
          </table:table-cell>
          <table:table-cell office:value-type="float" office:value="1399.67" table:style-name="ce1">
            <text:p>1399.67</text:p>
          </table:table-cell>
          <table:table-cell office:value-type="float" office:value="48176.67" table:style-name="ce1">
            <text:p>48176.67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65-69" table:style-name="ce1">
            <text:p>65-69</text:p>
          </table:table-cell>
          <table:table-cell office:value-type="float" office:value="2006" table:style-name="ce1">
            <text:p>2006</text:p>
          </table:table-cell>
          <table:table-cell office:value-type="float" office:value="50418" table:style-name="ce1">
            <text:p>50418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70-74" table:style-name="ce1">
            <text:p>70-74</text:p>
          </table:table-cell>
          <table:table-cell office:value-type="float" office:value="1555" table:style-name="ce1">
            <text:p>1555</text:p>
          </table:table-cell>
          <table:table-cell office:value-type="float" office:value="48176.67" table:style-name="ce1">
            <text:p>48176.67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70-74" table:style-name="ce1">
            <text:p>70-74</text:p>
          </table:table-cell>
          <table:table-cell office:value-type="float" office:value="2076" table:style-name="ce1">
            <text:p>2076</text:p>
          </table:table-cell>
          <table:table-cell office:value-type="float" office:value="50418" table:style-name="ce1">
            <text:p>50418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75-79" table:style-name="ce1">
            <text:p>75-79</text:p>
          </table:table-cell>
          <table:table-cell office:value-type="float" office:value="2146.33" table:style-name="ce1">
            <text:p>2146.33</text:p>
          </table:table-cell>
          <table:table-cell office:value-type="float" office:value="50418" table:style-name="ce1">
            <text:p>50418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75-79" table:style-name="ce1">
            <text:p>75-79</text:p>
          </table:table-cell>
          <table:table-cell office:value-type="float" office:value="1789.33" table:style-name="ce1">
            <text:p>1789.33</text:p>
          </table:table-cell>
          <table:table-cell office:value-type="float" office:value="48176.67" table:style-name="ce1">
            <text:p>48176.67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80+" table:style-name="ce1">
            <text:p>80+</text:p>
          </table:table-cell>
          <table:table-cell office:value-type="float" office:value="4573.33" table:style-name="ce1">
            <text:p>4573.33</text:p>
          </table:table-cell>
          <table:table-cell office:value-type="float" office:value="48176.67" table:style-name="ce1">
            <text:p>48176.67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80+" table:style-name="ce1">
            <text:p>80+</text:p>
          </table:table-cell>
          <table:table-cell office:value-type="float" office:value="4179.67" table:style-name="ce1">
            <text:p>4179.67</text:p>
          </table:table-cell>
          <table:table-cell office:value-type="float" office:value="50418" table:style-name="ce1">
            <text:p>50418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